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text-properties officeooo:rsid="000e5050" officeooo:paragraph-rsid="000e5050"/>
    </style:style>
    <style:style style:name="P3" style:family="paragraph" style:parent-style-name="Heading_20_1">
      <style:text-properties officeooo:rsid="000b4933" officeooo:paragraph-rsid="000b4933"/>
    </style:style>
    <style:style style:name="P4" style:family="paragraph" style:parent-style-name="Heading_20_2">
      <style:text-properties officeooo:rsid="000b4933" officeooo:paragraph-rsid="000b4933"/>
    </style:style>
    <style:style style:name="P5" style:family="paragraph" style:parent-style-name="Heading_20_2">
      <style:text-properties officeooo:rsid="000d522f" officeooo:paragraph-rsid="000d522f"/>
    </style:style>
    <style:style style:name="P6" style:family="paragraph" style:parent-style-name="Text_20_body" style:list-style-name="L1">
      <style:text-properties officeooo:rsid="000b4933" officeooo:paragraph-rsid="000b4933"/>
    </style:style>
    <style:style style:name="P7" style:family="paragraph" style:parent-style-name="Text_20_body" style:list-style-name="L1">
      <style:text-properties officeooo:rsid="000b5c76" officeooo:paragraph-rsid="000b5c76"/>
    </style:style>
    <style:style style:name="P8" style:family="paragraph" style:parent-style-name="Text_20_body" style:list-style-name="L2">
      <style:text-properties officeooo:rsid="000d522f" officeooo:paragraph-rsid="000d522f"/>
    </style:style>
    <style:style style:name="P9" style:family="paragraph" style:parent-style-name="Text_20_body" style:list-style-name="L2">
      <style:text-properties officeooo:rsid="000e5050" officeooo:paragraph-rsid="000e5050"/>
    </style:style>
    <style:style style:name="P10" style:family="paragraph" style:parent-style-name="Text_20_body">
      <style:text-properties officeooo:rsid="000f845d" officeooo:paragraph-rsid="000f845d"/>
    </style:style>
    <style:style style:name="P11" style:family="paragraph" style:parent-style-name="Text_20_body">
      <style:text-properties officeooo:rsid="0010403b" officeooo:paragraph-rsid="0010403b"/>
    </style:style>
    <style:style style:name="P12" style:family="paragraph" style:parent-style-name="Text_20_body" style:list-style-name="L3">
      <style:text-properties officeooo:rsid="0010403b" officeooo:paragraph-rsid="0010403b"/>
    </style:style>
    <style:style style:name="P13" style:family="paragraph" style:parent-style-name="Text_20_body" style:list-style-name="L3">
      <style:text-properties officeooo:rsid="0010403b" officeooo:paragraph-rsid="001bc161"/>
    </style:style>
    <style:style style:name="P14" style:family="paragraph" style:parent-style-name="Text_20_body" style:list-style-name="L5">
      <style:text-properties style:text-line-through-style="solid" style:text-line-through-type="single" officeooo:rsid="0010b514" officeooo:paragraph-rsid="0010b514" style:font-size-asian="10.5pt"/>
    </style:style>
    <style:style style:name="P15" style:family="paragraph" style:parent-style-name="Text_20_body" style:list-style-name="L5">
      <style:text-properties style:text-line-through-style="solid" style:text-line-through-type="single" officeooo:rsid="0014457f" officeooo:paragraph-rsid="0014457f"/>
    </style:style>
    <style:style style:name="P16" style:family="paragraph" style:parent-style-name="Text_20_body" style:list-style-name="L4">
      <style:text-properties style:text-line-through-style="solid" style:text-line-through-type="single" officeooo:rsid="001057a9" officeooo:paragraph-rsid="001057a9"/>
    </style:style>
    <style:style style:name="P17" style:family="paragraph" style:parent-style-name="Text_20_body" style:list-style-name="L4">
      <style:text-properties style:text-line-through-style="solid" style:text-line-through-type="single" officeooo:rsid="001a52de" officeooo:paragraph-rsid="001a52de"/>
    </style:style>
    <style:style style:name="P18" style:family="paragraph" style:parent-style-name="Text_20_body" style:list-style-name="L4">
      <style:text-properties style:text-line-through-style="solid" style:text-line-through-type="single" officeooo:rsid="00122047" officeooo:paragraph-rsid="00122047"/>
    </style:style>
    <style:style style:name="P19" style:family="paragraph" style:parent-style-name="Text_20_body" style:list-style-name="L4">
      <style:text-properties style:text-line-through-style="solid" style:text-line-through-type="single" officeooo:rsid="001f1b39" officeooo:paragraph-rsid="001f1b39"/>
    </style:style>
    <style:style style:name="P20" style:family="paragraph" style:parent-style-name="Text_20_body" style:list-style-name="L4">
      <style:text-properties style:text-line-through-style="solid" style:text-line-through-type="single" officeooo:rsid="00167649" officeooo:paragraph-rsid="00175d0c"/>
    </style:style>
    <style:style style:name="P21" style:family="paragraph" style:parent-style-name="Text_20_body">
      <style:text-properties officeooo:rsid="00167649" officeooo:paragraph-rsid="00167649"/>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style:style style:name="T4" style:family="text">
      <style:text-properties officeooo:rsid="00175d0c"/>
    </style:style>
    <style:style style:name="T5" style:family="text">
      <style:text-properties officeooo:rsid="001bc1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deas</text:h>
      <text:h text:style-name="P4"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4790397853099366179" text:style-name="L1">
        <text:list-item>
          <text:p text:style-name="P6">Initial world (White): Dark, spacelike, some asteroids and probably small enemies</text:p>
        </text:list-item>
        <text:list-item>
          <text:p text:style-name="P6">Fire world (Red, 1x, 1x): Red background, filled with small enemies who will immediately attack you.</text:p>
        </text:list-item>
        <text:list-item>
          <text:p text:style-name="P6"><text:span text:style-name="T1">Happyspace</text:span> (<text:span text:style-name="T2">Green</text:span>, 4x, 1x): <text:span text:style-name="T2">Bright green world where everything seems friendly... until you remove anything from it.</text:span></text:p>
        </text:list-item>
        <text:list-item>
          <text:p text:style-name="P6">Hyperspace (Purple, 64x, 10x): Darkish world with a purple labyrinth. Rare but deadly enemies.</text:p>
        </text:list-item>
        <text:list-item>
          <text:p text:style-name="P6">Subspace (Dark Gray, 1x, 0.25x): Wavy world wracked by lightning storms?</text:p>
        </text:list-item>
        <text:list-item>
          <text:p text:style-name="P6">Water world (Blue, 1x, 1x): World filled with fish and deadly sharks (perhaps with lasers).</text:p>
        </text:list-item>
        <text:list-item>
          <text:p text:style-name="P7">Negative space (Black, 1x, 1x): Empty world where you take damage for every second you are in it.</text:p>
        </text:list-item>
      </text:list>
      <text:h text:style-name="P5" text:outline-level="2">Upgrades</text:h>
      <text:list xml:id="list1350976542832374111" text:style-name="L2">
        <text:list-item>
          <text:p text:style-name="P8">Shields: Provides a regenerating defensive field.</text:p>
        </text:list-item>
        <text:list-item>
          <text:p text:style-name="P8">Armor: +200% armor.</text:p>
        </text:list-item>
        <text:list-item>
          <text:p text:style-name="P8">Point Control: Makes translation points <text:span text:style-name="T3">permanent</text:span>, and allows you to destroy them on command.</text:p>
        </text:list-item>
        <text:list-item>
          <text:p text:style-name="P9">Visibility: Allows you to see into neighboring worlds.</text:p>
        </text:list-item>
      </text:list>
      <text:p text:style-name="P2"/>
      <text:p text:style-name="P10">Style is feather 4, 4 clicks.</text:p>
      <text:p text:style-name="P10"/>
      <text:p text:style-name="P11">Left to do:</text:p>
      <text:list xml:id="list6519375006704064477" text:style-name="L5">
        <text:list-item>
          <text:p text:style-name="P14">Player death/respawning</text:p>
        </text:list-item>
        <text:list-item>
          <text:p text:style-name="P15">Space dust</text:p>
        </text:list-item>
      </text:list>
      <text:list xml:id="list8908836960389475652" text:style-name="L4">
        <text:list-item>
          <text:p text:style-name="P16">Radar system</text:p>
        </text:list-item>
      </text:list>
      <text:p text:style-name="P21"><text:soft-page-break/></text:p>
      <text:list xml:id="list21900171172219" text:continue-numbering="true" text:style-name="L4">
        <text:list-item>
          <text:p text:style-name="P17">Start system asteroids</text:p>
        </text:list-item>
        <text:list-item>
          <text:p text:style-name="P18">Ha<text:span text:style-name="T4">p</text:span>pyspace enemies</text:p>
        </text:list-item>
        <text:list-item>
          <text:p text:style-name="P19">Hyperspace enemies</text:p>
        </text:list-item>
        <text:list-item>
          <text:p text:style-name="P18">WaterWorld sharks</text:p>
        </text:list-item>
        <text:list-item>
          <text:p text:style-name="P18">Subspace thing</text:p>
        </text:list-item>
        <text:list-item>
          <text:p text:style-name="P20">Dialog</text:p>
        </text:list-item>
      </text:list>
      <text:list xml:id="list8884378065864111209" text:style-name="L3">
        <text:list-item>
          <text:p text:style-name="P12">Victory condition</text:p>
        </text:list-item>
        <text:list-item>
          <text:p text:style-name="P12">Gem system</text:p>
        </text:list-item>
        <text:list-item>
          <text:p text:style-name="P12">Upgrade system</text:p>
        </text:list-item>
        <text:list-item>
          <text:p text:style-name="P12">Sound</text:p>
        </text:list-item>
        <text:list-item>
          <text:p text:style-name="P12">Title scree<text:span text:style-name="T5">n</text:span></text:p>
        </text:list-item>
        <text:list-item>
          <text:p text:style-name="P13">Mus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4T02:19:00.071000000</dc:date>
    <meta:editing-duration>PT8H48M32S</meta:editing-duration>
    <meta:editing-cycles>18</meta:editing-cycles>
    <meta:generator>LibreOffice/4.2.5.2$Windows_x86 LibreOffice_project/6ff819b65674ae6c83f3cbab9e4a4c2b292a7a94</meta:generator>
    <meta:document-statistic meta:table-count="0" meta:image-count="0" meta:object-count="0" meta:page-count="2" meta:paragraph-count="32" meta:word-count="263" meta:character-count="1540" meta:non-whitespace-character-count="1335"/>
  </office:meta>
</office:document-meta>
</file>